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49pt"/>
    </style:style>
    <style:style style:name="co2" style:family="table-column">
      <style:table-column-properties fo:break-before="auto" style:column-width="35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s_graalvm_20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board siz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B1:.B10])" office:value-type="float" office:value="233.1" calcext:value-type="float">
            <text:p>233.1</text:p>
          </table:table-cell>
          <table:table-cell table:formula="of:=STDEV([.B1:.B10])" office:value-type="float" office:value="57.7166450091402" calcext:value-type="float">
            <text:p>57.7166450091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11:.B20])" office:value-type="float" office:value="535.7" calcext:value-type="float">
            <text:p>535.7</text:p>
          </table:table-cell>
          <table:table-cell table:formula="of:=STDEV([.B11:.B20])" office:value-type="float" office:value="19.6358515645914" calcext:value-type="float">
            <text:p>19.63585156459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21:.B30])" office:value-type="float" office:value="1510.7" calcext:value-type="float">
            <text:p>1510.7</text:p>
          </table:table-cell>
          <table:table-cell table:formula="of:=STDEV([.B21:.B30])" office:value-type="float" office:value="33.8527858692769" calcext:value-type="float">
            <text:p>33.85278586927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31:.B40])" office:value-type="float" office:value="9966.7" calcext:value-type="float">
            <text:p>9966.7</text:p>
          </table:table-cell>
          <table:table-cell table:formula="of:=STDEV([.B31:.B40])" office:value-type="float" office:value="193.579756746986" calcext:value-type="float">
            <text:p>193.5797567469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41:.B50])" office:value-type="float" office:value="64152.6" calcext:value-type="float">
            <text:p>64152.6</text:p>
          </table:table-cell>
          <table:table-cell table:formula="of:=STDEV([.B41:.B50])" office:value-type="float" office:value="1231.12082627535" calcext:value-type="float">
            <text:p>1231.120826275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45" calcext:value-type="float">
            <text:p>1014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15" calcext:value-type="float">
            <text:p>1001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11" calcext:value-type="float">
            <text:p>1001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279" calcext:value-type="float">
            <text:p>1027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425" calcext:value-type="float">
            <text:p>6742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435" calcext:value-type="float">
            <text:p>6443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887" calcext:value-type="float">
            <text:p>63887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2972" calcext:value-type="float">
            <text:p>6297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883" calcext:value-type="float">
            <text:p>6388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268" calcext:value-type="float">
            <text:p>642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84" calcext:value-type="float">
            <text:p>6378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935" calcext:value-type="float">
            <text:p>6393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771" calcext:value-type="float">
            <text:p>6377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166" calcext:value-type="float">
            <text:p>63166</text:p>
          </table:table-cell>
          <table:table-cell table:number-columns-repeated="4"/>
        </table:table-row>
      </table:table>
      <table:table table:name="OpenJDK 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board siz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B1:.B10])" office:value-type="float" office:value="238.4" calcext:value-type="float">
            <text:p>238.4</text:p>
          </table:table-cell>
          <table:table-cell table:formula="of:=STDEV([.B1:.B10])" office:value-type="float" office:value="75.748413991464" calcext:value-type="float">
            <text:p>75.748413991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11:.B20])" office:value-type="float" office:value="403.5" calcext:value-type="float">
            <text:p>403.5</text:p>
          </table:table-cell>
          <table:table-cell table:formula="of:=STDEV([.B11:.B20])" office:value-type="float" office:value="19.0627618379103" calcext:value-type="float">
            <text:p>19.0627618379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21:.B30])" office:value-type="float" office:value="1094.7" calcext:value-type="float">
            <text:p>1094.7</text:p>
          </table:table-cell>
          <table:table-cell table:formula="of:=STDEV([.B21:.B30])" office:value-type="float" office:value="7.31892523986047" calcext:value-type="float">
            <text:p>7.31892523986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31:.B40])" office:value-type="float" office:value="8461.3" calcext:value-type="float">
            <text:p>8461.3</text:p>
          </table:table-cell>
          <table:table-cell table:formula="of:=STDEV([.B31:.B40])" office:value-type="float" office:value="88.4345960457658" calcext:value-type="float">
            <text:p>88.43459604576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41:.B50])" office:value-type="float" office:value="49588.7" calcext:value-type="float">
            <text:p>49588.7</text:p>
          </table:table-cell>
          <table:table-cell table:formula="of:=STDEV([.B41:.B50])" office:value-type="float" office:value="398.181714519612" calcext:value-type="float">
            <text:p>398.1817145196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036" calcext:value-type="float">
            <text:p>5003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213" calcext:value-type="float">
            <text:p>4921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346" calcext:value-type="float">
            <text:p>4934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55" calcext:value-type="float">
            <text:p>4955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05" calcext:value-type="float">
            <text:p>5050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670" calcext:value-type="float">
            <text:p>4967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406" calcext:value-type="float">
            <text:p>4940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268" calcext:value-type="float">
            <text:p>4926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418" calcext:value-type="float">
            <text:p>4941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470" calcext:value-type="float">
            <text:p>49470</text:p>
          </table:table-cell>
          <table:table-cell table:number-columns-repeated="4"/>
        </table:table-row>
      </table:table>
      <table:table table:name="0.10.5-jdk14_mayb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board siz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B1:.B10])" office:value-type="float" office:value="292.8" calcext:value-type="float">
            <text:p>292.8</text:p>
          </table:table-cell>
          <table:table-cell table:formula="of:=STDEV([.B1:.B10])" office:value-type="float" office:value="77.3904961147613" calcext:value-type="float">
            <text:p>77.39049611476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B11:.B20])" office:value-type="float" office:value="538.8" calcext:value-type="float">
            <text:p>538.8</text:p>
          </table:table-cell>
          <table:table-cell table:formula="of:=STDEV([.B11:.B20])" office:value-type="float" office:value="26.7656496278346" calcext:value-type="float">
            <text:p>26.76564962783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B21:.B30])" office:value-type="float" office:value="1494.6" calcext:value-type="float">
            <text:p>1494.6</text:p>
          </table:table-cell>
          <table:table-cell table:formula="of:=STDEV([.B21:.B30])" office:value-type="float" office:value="12.1399249494294" calcext:value-type="float">
            <text:p>12.13992494942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B31:.B40])" office:value-type="float" office:value="10902.5" calcext:value-type="float">
            <text:p>10902.5</text:p>
          </table:table-cell>
          <table:table-cell table:formula="of:=STDEV([.B31:.B40])" office:value-type="float" office:value="186.961820226008" calcext:value-type="float">
            <text:p>186.9618202260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B41:.B50])" office:value-type="float" office:value="66575.8" calcext:value-type="float">
            <text:p>66575.8</text:p>
          </table:table-cell>
          <table:table-cell table:formula="of:=STDEV([.B41:.B50])" office:value-type="float" office:value="1234.53948229019" calcext:value-type="float">
            <text:p>1234.53948229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104" calcext:value-type="float">
            <text:p>1110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60" calcext:value-type="float">
            <text:p>1086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04" calcext:value-type="float">
            <text:p>10804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68" calcext:value-type="float">
            <text:p>1096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40" calcext:value-type="float">
            <text:p>1084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51" calcext:value-type="float">
            <text:p>1075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863" calcext:value-type="float">
            <text:p>10863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77" calcext:value-type="float">
            <text:p>10577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232" calcext:value-type="float">
            <text:p>11232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026" calcext:value-type="float">
            <text:p>1102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932" calcext:value-type="float">
            <text:p>65932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624" calcext:value-type="float">
            <text:p>6862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461" calcext:value-type="float">
            <text:p>6646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810" calcext:value-type="float">
            <text:p>6581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030" calcext:value-type="float">
            <text:p>6603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7944" calcext:value-type="float">
            <text:p>6794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311" calcext:value-type="float">
            <text:p>6831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824" calcext:value-type="float">
            <text:p>6582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256" calcext:value-type="float">
            <text:p>6525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5566" calcext:value-type="float">
            <text:p>6556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4-30T18:45:19.861811044</dc:date>
    <meta:editing-duration>PT27M</meta:editing-duration>
    <meta:editing-cycles>4</meta:editing-cycles>
    <meta:generator>LibreOffice/6.3.3.2$MacOSX_X86_64 LibreOffice_project/a64200df03143b798afd1ec74a12ab50359878ed</meta:generator>
    <meta:document-statistic meta:table-count="3" meta:cell-count="354" meta:object-count="0"/>
  </office:meta>
</office:document-meta>
</file>